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1da82d" officeooo:paragraph-rsid="001da82d"/>
    </style:style>
    <style:style style:name="P3" style:family="paragraph" style:parent-style-name="Text_20_body" style:list-style-name="L1">
      <style:text-properties officeooo:rsid="001ebb5f" officeooo:paragraph-rsid="001ebb5f"/>
    </style:style>
    <style:style style:name="T1" style:family="text">
      <style:text-properties officeooo:rsid="001e13f3"/>
    </style:style>
    <style:style style:name="T2" style:family="text">
      <style:text-properties officeooo:rsid="001ee264"/>
    </style:style>
    <style:style style:name="T3" style:family="text">
      <style:text-properties officeooo:rsid="0023a404"/>
    </style:style>
    <style:style style:name="T4" style:family="text">
      <style:text-properties officeooo:rsid="0028259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omans 8:31-39</text:h>
      <text:h text:style-name="Heading_20_2" text:outline-level="2"><text:bookmark text:name="en-GNT-31182"/>God's Love in Christ Jesus</text:h>
      <text:list xml:id="list3776538125" text:style-name="L1">
        <text:list-item>
          <text:p text:style-name="P1">In view of all this, what can we say? If God is for us, who can be against us? <text:bookmark text:name="en-GNT-31183"/>Certainly not God, who did not even keep back his own Son, but offered him for us all! He gave us his Son—will he not also freely give us all things? <text:bookmark text:name="en-GNT-31184"/>Who will accuse God's chosen people? God himself declares them not guilty! <text:bookmark text:name="en-GNT-31185"/>Who, then, will condemn them? Not Christ Jesus, who died, or rather, who was raised to life and is at the right side of God, pleading with him for us! <text:bookmark text:name="en-GNT-31186"/>Who, then, can separate us from the love of Christ? Can trouble do it, or hardship or persecution or hunger or poverty or danger or death? <text:bookmark text:name="en-GNT-31187"/>As the scripture says, “For your sake we are in danger of death at all times; we are treated like sheep that are going to be slaughtered.”<text:bookmark text:name="en-GNT-31188"/> No, in all these things we have complete victory through him who loved us! <text:bookmark text:name="en-GNT-31189"/>For I am certain that nothing can separate us from his love: neither death nor life, neither angels nor other heavenly rulers or powers, neither the present nor the future,<text:bookmark text:name="en-GNT-31190"/> neither the world above nor the world below—there is nothing in all creation that will ever be able to separate us from the love of God which is ours through Christ Jesus our Lord.</text:p>
        </text:list-item>
        <text:list-item>
          <text:p text:style-name="P2">Through his only son God showed us his love, he redeemed us, saved us and made us his children. In view of all that God has done for us, what or who can separate us from his love? The answer is nothing or noone. <text:span text:style-name="T1">Pain, hunger, death, angels, danger, heavenly rulers/powers, hardship</text:span><text:span text:style-name="T3">s</text:span><text:span text:style-name="T1"> and all others; nothing can separate us from the love of God: nothing.</text:span></text:p>
        </text:list-item>
        <text:list-item>
          <text:p text:style-name="P3">If he gave us his only son, how can he not give us any other thing <text:span text:style-name="T2">else freely? God loves us all and has shown us through the death and resurrection of Christ Jesus which brought us </text:span><text:span text:style-name="T4">all</text:span><text:span text:style-name="T2"> salvation.</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6T11:22:47.523370723</meta:creation-date>
    <dc:date>2021-08-07T08:23:08.898015933</dc:date>
    <meta:editing-duration>PT20M34S</meta:editing-duration>
    <meta:editing-cycles>7</meta:editing-cycles>
    <meta:generator>LibreOffice/6.4.7.2$Linux_X86_64 LibreOffice_project/40$Build-2</meta:generator>
    <meta:document-statistic meta:table-count="0" meta:image-count="0" meta:object-count="0" meta:page-count="1" meta:paragraph-count="5" meta:word-count="339" meta:character-count="1753" meta:non-whitespace-character-count="1424"/>
  </office:meta>
</office:document-meta>
</file>